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style:style style:name="T7" style:family="text">
      <style:text-properties fo:color="#158466"/>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1.1343in" svg:height="0.3902in" svg:x="6.3744in" svg:y="61.7571in" draw:caption-point-x="-0.2138in" draw:caption-point-y="-36.0697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1.1343in" svg:height="0.8567in" svg:x="6.3744in" svg:y="183.3587in" draw:caption-point-x="-0.2138in" draw:caption-point-y="-113.8421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1.1413in" svg:height="0.3902in" svg:x="10.1732in" svg:y="115.4071in" draw:caption-point-x="-0.2063in" draw:caption-point-y="1.0094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62"/>
          <table:table-cell table:style-name="Default" table:number-columns-repeated="960"/>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کھل جا سم سم، <text:span text:style-name="T7">شعار</text:span></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ter way</text:p>
          </table:table-cell>
          <table:table-cell office:value-type="string" calcext:value-type="string">
            <text:p>کاریز</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5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1126in" draw:z-index="4" draw:style-name="gr3" draw:text-style-name="P3" svg:width="0.552in" svg:height="0.2091in" svg:x="0.3067in" svg:y="0.2098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0736in" draw:z-index="5" draw:style-name="gr3" draw:text-style-name="P3" svg:width="1.4409in" svg:height="0.2091in" svg:x="0.8925in" svg:y="0.1709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56in" table:end-y="0.2083in" draw:z-index="7" draw:style-name="gr3" draw:text-style-name="P3" svg:width="0.1776in" svg:height="0.515in" svg:x="0.8406in" svg:y="0.3059in">
              <draw:object xlink:href="./Object 8" xlink:type="simple" xlink:show="embed" xlink:actuate="onLoad">
                <loext:p/>
              </draw:object>
              <draw:image xlink:href="./ObjectReplacements/Object 8" xlink:type="simple" xlink:show="embed" xlink:actuate="onLoad"/>
            </draw:frame>
            <draw:frame table:end-cell-address="symbols.E13" table:end-x="0.1472in" table:end-y="0.2083in" draw:z-index="9" draw:style-name="gr3" draw:text-style-name="P3" svg:width="0.1992in" svg:height="0.515in" svg:x="0.8406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87in" draw:z-index="8" draw:style-name="gr3" draw:text-style-name="P3" svg:width="0.1992in" svg:height="0.5154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2098in" draw:z-index="10" draw:style-name="gr3" draw:text-style-name="P3" svg:width="0.1772in" svg:height="0.515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3" draw:text-style-name="P3" svg:width="0.1992in" svg:height="0.5154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1T10:09:28.569618443</dc:date>
    <meta:editing-duration>P54DT11H57M45S</meta:editing-duration>
    <meta:editing-cycles>2400</meta:editing-cycles>
    <meta:generator>LibreOffice/7.3.7.2$Linux_X86_64 LibreOffice_project/30$Build-2</meta:generator>
    <meta:document-statistic meta:table-count="3" meta:cell-count="44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